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300E143CEA0A0572E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9.557cm" draw:z-index="0"><draw:image xlink:href="Pictures/100002010000055600000300E143CEA0A0572E0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10:25:52.563077032</meta:creation-date>
    <dc:date>2019-02-05T12:34:10.123587136</dc:date>
    <meta:editing-duration>PT17M5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3.2$Linux_X86_64 LibreOffice_project/00m0$Build-2</meta:generator>
  </office:meta>
</office:document-meta>
</file>